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Standard" style:master-page-name="Standard">
      <style:paragraph-properties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P3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P4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" style:font-size-asian="10pt" style:font-name-complex="Courier New1" style:font-size-complex="10pt"/>
    </style:style>
    <style:style style:name="P5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style:font-name="Courier New" fo:font-size="10pt" style:font-name-asian="Times New Roman" style:font-size-asian="10pt" style:font-name-complex="Courier New1" style:font-size-complex="10pt"/>
    </style:style>
    <style:style style:name="T2" style:family="text">
      <style:text-properties style:font-name="Courier New" fo:font-size="10pt" fo:language="en" fo:country="US" style:font-name-asian="Times New Roman" style:font-size-asian="10pt" style:font-name-complex="Courier New1" style:font-size-complex="10pt"/>
    </style:style>
    <style:style style:name="T3" style:family="text">
      <style:text-properties fo:color="#0000ff" style:font-name="Courier New" fo:font-size="10pt" fo:language="en" fo:country="US" style:text-underline-style="solid" style:text-underline-width="auto" style:text-underline-color="font-color" style:font-name-asian="Times New Roman" style:font-size-asian="10pt" style:font-name-complex="Courier New1" style:font-size-complex="10pt"/>
    </style:style>
    <style:style style:name="T4" style:family="text">
      <style:text-properties fo:color="#0000ff" style:font-name="Courier New" fo:font-size="10pt" style:text-underline-style="solid" style:text-underline-width="auto" style:text-underline-color="font-color" style:font-name-asian="Times New Roman" style:font-size-asian="10pt" style:font-name-complex="Courier New1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!DOCTYPE html&gt; &lt;!--déclarer la version de HTML 5, et ajoutez les balises nécessaires à la création d'une page HTML.--&gt;</text:p>
      <text:p text:style-name="P3">&lt;html lang="en"&gt;</text:p>
      <text:p text:style-name="P3">&lt;head&gt;</text:p>
      <text:p text:style-name="P3"><text:s text:c="2"/>&lt;meta charset="UTF-8"&gt;&lt;!--Puis déclarez les métadonnées essentielles à votre page. Donnez-lui le titre "Mon projet"--&gt;</text:p>
      <text:p text:style-name="P3"><text:s text:c="2"/>&lt;meta name="viewport" content="width=device-width, initial-scale=1.0"&gt;</text:p>
      <text:p text:style-name="P1"><text:span text:style-name="T1"><text:s text:c="2"/></text:span><text:span text:style-name="T2">&lt;link rel="stylesheet" href="</text:span><text:a xlink:type="simple" xlink:href="view-source:https://devhiro.netlify.app/pages/style.css" text:style-name="Internet_20_link" text:visited-style-name="Visited_20_Internet_20_Link"><text:span text:style-name="T3">style.css</text:span></text:a><text:span text:style-name="T2">" /&gt;</text:span></text:p>
      <text:p text:style-name="P4"><text:s text:c="2"/>&lt;link</text:p>
      <text:p text:style-name="P1"><text:span text:style-name="T2"><text:s text:c="2"/>href="</text:span><text:a xlink:type="simple" xlink:href="view-source:https://cdn.jsdelivr.net/npm/bootstrap@5.1.3/dist/css/bootstrap.min.css" text:style-name="Internet_20_link" text:visited-style-name="Visited_20_Internet_20_Link"><text:span text:style-name="T3">https://cdn.jsdelivr.net/npm/bootstrap@5.1.3/dist/css/bootstrap.min.css</text:span></text:a><text:span text:style-name="T2">"</text:span></text:p>
      <text:p text:style-name="P4"><text:s text:c="2"/>rel="stylesheet"</text:p>
      <text:p text:style-name="P4"><text:s text:c="2"/>integrity="sha384-1BmE4kWBq78iYhFldvKuhfTAU6auU8tT94WrHftjDbrCEXSU1oBoqyl2QvZ6jIW3"</text:p>
      <text:p text:style-name="P4"><text:s text:c="2"/>crossorigin="anonymous"</text:p>
      <text:p text:style-name="P4"><text:s text:c="2"/>/&gt;</text:p>
      <text:p text:style-name="P1"><text:span text:style-name="T2"><text:s text:c="2"/>&lt;link href="</text:span><text:a xlink:type="simple" xlink:href="view-source:https://cdn.jsdelivr.net/npm/remixicon@2.3.0/fonts/remixicon.css" text:style-name="Internet_20_link" text:visited-style-name="Visited_20_Internet_20_Link"><text:span text:style-name="T3">https://cdn.jsdelivr.net/npm/remixicon@2.3.0/fonts/remixicon.css</text:span></text:a><text:span text:style-name="T2">" rel="stylesheet"&gt;</text:span></text:p>
      <text:p text:style-name="P4"><text:s text:c="2"/>&lt;title&gt;Mon projet&lt;/title&gt;</text:p>
      <text:p text:style-name="P4"><text:s text:c="2"/></text:p>
      <text:p text:style-name="P4">&lt;/head&gt;</text:p>
      <text:p text:style-name="P4">&lt;body style="font-family:'Times New Roman', Times, serif;"&gt;</text:p>
      <text:p text:style-name="P4"><text:s text:c="2"/>&lt;div class="container-fluid"&gt;</text:p>
      <text:p text:style-name="P4"><text:s text:c="4"/>&lt;header class="col bg-primary border" role="alert" style="text-align: center; color: white;"&gt;</text:p>
      <text:p text:style-name="P4"><text:s text:c="5"/>&lt;h1&gt;Mes projets&lt;/h1&gt;</text:p>
      <text:p text:style-name="P4"><text:s text:c="4"/>&lt;/header&gt;</text:p>
      <text:p text:style-name="P4"><text:s text:c="2"/>&lt;div class="text-center" style="margin-bottom: 70px; margin-top: 30px;"&gt;</text:p>
      <text:p text:style-name="P1"><text:span text:style-name="T2"><text:s text:c="5"/></text:span><text:span text:style-name="T1">&lt;a href="</text:span><text:a xlink:type="simple" xlink:href="view-source:https://devhiro.netlify.app/index.html" text:style-name="Internet_20_link" text:visited-style-name="Visited_20_Internet_20_Link"><text:span text:style-name="T4">../index.html</text:span></text:a><text:span text:style-name="T1">"&gt;Retour à la page d'accueil&lt;/a&gt;</text:span></text:p>
      <text:p text:style-name="P1"><text:span text:style-name="T1"><text:s text:c="2"/></text:span><text:span text:style-name="T2">&lt;/div&gt;</text:span></text:p>
      <text:p text:style-name="P4"><text:s text:c="2"/>&lt;/div&gt;</text:p>
      <text:p text:style-name="P4"><text:s text:c="2"/>&lt;div class="container sm"&gt;</text:p>
      <text:p text:style-name="P4"><text:s text:c="4"/>&lt;div class="row text-center"&gt;</text:p>
      <text:p text:style-name="P1"><text:span text:style-name="T2"><text:s text:c="6"/></text:span><text:span text:style-name="T1">&lt;div class="col"&gt;</text:span></text:p>
      <text:p text:style-name="P3"><text:s text:c="8"/>&lt;ul&gt;</text:p>
      <text:p text:style-name="P3"><text:s text:c="9"/>&lt;li&gt;</text:p>
      <text:p text:style-name="P3"><text:s text:c="11"/>&lt;h3 style="color:rgb(119, 24, 193);"&gt;&lt;i&gt;Créer un site de cours de japonais&lt;i&gt;&lt;/h3&gt;</text:p>
      <text:p text:style-name="P1"><text:span text:style-name="T1"><text:s text:c="11"/></text:span><text:span text:style-name="T2">&lt;a href="</text:span><text:a xlink:type="simple" xlink:href="view-source:https://fr.wikipedia.org/wiki/Japonais" text:style-name="Internet_20_link" text:visited-style-name="Visited_20_Internet_20_Link"><text:span text:style-name="T3">https://fr.wikipedia.org/wiki/Japonais</text:span></text:a><text:span text:style-name="T2">" title="Cliquez pour acceder wikipedia"</text:span></text:p>
      <text:p text:style-name="P4"><text:s text:c="12"/>target="_BLANK"&gt;&lt;img style="border-radius:50%; height: 200px; margin-top:30px;"</text:p>
      <text:p text:style-name="P1"><text:span text:style-name="T2"><text:s text:c="12"/></text:span><text:span text:style-name="T1">src="</text:span><text:a xlink:type="simple" xlink:href="view-source:https://media.tacdn.com/media/attractions-splice-spp-674x446/0b/27/5b/db.jpg" text:style-name="Internet_20_link" text:visited-style-name="Visited_20_Internet_20_Link"><text:span text:style-name="T4">https://media.tacdn.com/media/attractions-splice-spp-674x446/0b/27/5b/db.jpg</text:span></text:a><text:span text:style-name="T1">"&gt;&lt;!--Le chemin absolu est le chemin complet qui conduit à une ressource, depuis la racine du serveur.--&gt;</text:span></text:p>
      <text:p text:style-name="P3"><text:s text:c="11"/>&lt;/a&gt;</text:p>
      <text:p text:style-name="P3"><text:s text:c="10"/>&lt;/li&gt;</text:p>
      <text:p text:style-name="P3"><text:s text:c="8"/>&lt;/ul&gt;</text:p>
      <text:p text:style-name="P3"><text:s text:c="6"/>&lt;/div&gt;</text:p>
      <text:p text:style-name="P3"><text:s text:c="6"/>&lt;/div&gt;</text:p>
      <text:p text:style-name="P1"><text:span text:style-name="T1"><text:s text:c="4"/></text:span><text:span text:style-name="T2">&lt;/div&gt; <text:s text:c="2"/></text:span></text:p>
      <text:p text:style-name="P1"><text:span text:style-name="T2"/></text:p>
      <text:p text:style-name="P1"><text:span text:style-name="T2"/></text:p>
      <text:p text:style-name="P4">&lt;div class="container sm"&gt;</text:p>
      <text:p text:style-name="P4"><text:s text:c="4"/>&lt;div class="row text-center"&gt;</text:p>
      <text:p text:style-name="P1"><text:span text:style-name="T2"><text:s text:c="6"/></text:span><text:span text:style-name="T1">&lt;div class="col"&gt;</text:span></text:p>
      <text:p text:style-name="P3"><text:s text:c="8"/>&lt;ul&gt;</text:p>
      <text:p text:style-name="P3"><text:s text:c="9"/>&lt;li&gt;</text:p>
      <text:p text:style-name="P3"><text:soft-page-break/><text:s text:c="11"/>&lt;h3 style="color:rgb(119, 24, 193);"&gt;&lt;i&gt;Créer un site de cours de cuisine japonaise&lt;i&gt;&lt;/h3&gt;</text:p>
      <text:p text:style-name="P1"><text:span text:style-name="T1"><text:s text:c="11"/></text:span><text:span text:style-name="T2">&lt;a href="</text:span><text:span text:style-name="T3">https://fr.wikipedia.org/wiki/Cuisine_japonaise</text:span><text:span text:style-name="T2">" title="Cliquez pour acceder wikipedia"</text:span></text:p>
      <text:p text:style-name="P4"><text:s text:c="12"/>target="_BLANK"&gt;&lt;img style="border-radius:50%; height: 200px; margin-top:30px;"</text:p>
      <text:p text:style-name="P1"><text:span text:style-name="T2"><text:s text:c="12"/></text:span><text:span text:style-name="T1">src="</text:span><text:span text:style-name="T4">"C:\Users\hirom\OneDrive\Pictures\gunkanmaki-00-1024x576.jpg"</text:span><text:span text:style-name="T1">"&gt;&lt;!--Le chemin absolu est le chemin complet qui conduit à une ressource, depuis la racine du serveur.--&gt;</text:span></text:p>
      <text:p text:style-name="P3"><text:s text:c="11"/>&lt;/a&gt;</text:p>
      <text:p text:style-name="P3"><text:s text:c="10"/>&lt;/li&gt;</text:p>
      <text:p text:style-name="P3"><text:s text:c="8"/>&lt;/ul&gt;</text:p>
      <text:p text:style-name="P3"><text:s text:c="6"/>&lt;/div&gt;</text:p>
      <text:p text:style-name="P3"><text:s text:c="6"/>&lt;/div&gt;</text:p>
      <text:p text:style-name="P1"><text:span text:style-name="T2"><text:s text:c="4"/>&lt;/div&gt; <text:s text:c="2"/></text:span></text:p>
      <text:p text:style-name="P4"><text:s text:c="2"/>&lt;script</text:p>
      <text:p text:style-name="P1"><text:span text:style-name="T2"><text:s text:c="2"/>src="</text:span><text:a xlink:type="simple" xlink:href="view-source:https://cdn.jsdelivr.net/npm/@popperjs/core@2.10.2/dist/umd/popper.min.js" text:style-name="Internet_20_link" text:visited-style-name="Visited_20_Internet_20_Link"><text:span text:style-name="T3">https://cdn.jsdelivr.net/npm/@popperjs/core@2.10.2/dist/umd/popper.min.js</text:span></text:a><text:span text:style-name="T2">"</text:span></text:p>
      <text:p text:style-name="P4">integrity="sha384-7+zCNj/IqJ95wo16oMtfsKbZ9ccEh31eOz1HGyDuCQ6wgnyJNSYdrPa03rtR1zdB"</text:p>
      <text:p text:style-name="P4"><text:s text:c="2"/>crossorigin="anonymous"</text:p>
      <text:p text:style-name="P4">&gt;&lt;/script&gt;</text:p>
      <text:p text:style-name="P4">&lt;script</text:p>
      <text:p text:style-name="P1"><text:span text:style-name="T2"><text:s text:c="2"/>src="</text:span><text:a xlink:type="simple" xlink:href="view-source:https://cdn.jsdelivr.net/npm/bootstrap@5.1.3/dist/js/bootstrap.min.js" text:style-name="Internet_20_link" text:visited-style-name="Visited_20_Internet_20_Link"><text:span text:style-name="T3">https://cdn.jsdelivr.net/npm/bootstrap@5.1.3/dist/js/bootstrap.min.js</text:span></text:a><text:span text:style-name="T2">"</text:span></text:p>
      <text:p text:style-name="P4"><text:s text:c="2"/>integrity="sha384-QJHtvGhmr9XOIpI6YVutG+2QOK9T+ZnN4kzFN1RtK3zEFEIsxhlmWl5/YESvpZ13"</text:p>
      <text:p text:style-name="P4"><text:s text:c="2"/>crossorigin="anonymous"</text:p>
      <text:p text:style-name="P4">&gt;&lt;/script&gt;</text:p>
      <text:p text:style-name="P4">&lt;/body&gt;</text:p>
      <text:p text:style-name="P4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Default_20_Paragraph_20_Font" style:display-name="Default Paragraph Font" style:family="text"/>
    <style:style style:name="Préformaté_20_HTML_20_Car" style:display-name="Préformaté HTML Car" style:family="text" style:parent-style-name="Default_20_Paragraph_20_Font">
      <style:text-properties style:font-name="Courier New" fo:font-size="10pt" style:letter-kerning="true" style:font-name-asian="Times New Roman" style:font-size-asian="10pt" style:font-name-complex="Courier New1" style:font-size-complex="10pt"/>
    </style:style>
    <style:style style:name="doctype" style:family="text" style:parent-style-name="Default_20_Paragraph_20_Font"/>
    <style:style style:name="comment" style:family="text" style:parent-style-name="Default_20_Paragraph_20_Font"/>
    <style:style style:name="start-tag" style:family="text" style:parent-style-name="Default_20_Paragraph_20_Font"/>
    <style:style style:name="attribute-nam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-tag" style:family="text" style:parent-style-name="Default_20_Paragraph_20_Font"/>
    <style:style style:name="erro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 yo</meta:initial-creator>
    <dc:creator>hi yo</dc:creator>
    <meta:editing-cycles>2</meta:editing-cycles>
    <meta:creation-date>2023-01-29T14:23:00</meta:creation-date>
    <dc:date>2023-01-29T17:29:56.27</dc:date>
    <meta:editing-duration>PT29M28S</meta:editing-duration>
    <meta:generator>OpenOffice/4.1.11$Win32 OpenOffice.org_project/4111m1$Build-9808</meta:generator>
    <meta:document-statistic meta:table-count="0" meta:image-count="0" meta:object-count="0" meta:page-count="2" meta:paragraph-count="67" meta:word-count="219" meta:character-count="28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